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202fb" officeooo:paragraph-rsid="001202f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1202fb" officeooo:paragraph-rsid="001202fb" style:font-style-asian="italic" style:font-style-complex="itali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1656cc" officeooo:paragraph-rsid="001656cc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1656cc" officeooo:paragraph-rsid="001656cc"/>
    </style:style>
    <style:style style:name="T1" style:family="text">
      <style:text-properties officeooo:rsid="0012d60d"/>
    </style:style>
    <style:style style:name="T2" style:family="text">
      <style:text-properties officeooo:rsid="0013d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égentine</text:p>
      <text:p text:style-name="P1"/>
      <text:p text:style-name="P1"><text:tab/><text:span text:style-name="T1">Alors que son mari Nascien et son fils Célidoine sont emprisonnés, Flégentine décide de se rendre chez son vavasseur. Elle y reçoit la visite de Sarracinte.</text:span></text:p>
      <text:p text:style-name="P1"/>
      <text:p text:style-name="P1"><text:tab/><text:span text:style-name="T2">Flégentine est heureuse d'apprendre que Nascien et Célidoine sont libérés de la prison de Calafer. Le même jour elle a une vision dans laquelle Nascien l'invite à le suivre en Occident. Elle décide alors de partir et demande à son vavasseur de l'accompagner. Ce dernier accepte à condition d'emmener avec eux son fils Elyator. Flégentine, le vavasseur et Elyator partent finalement en direction de l'Occident.</text:span></text:p>
      <text:p text:style-name="P1"/>
      <text:p text:style-name="P3">(Ellipse)</text:p>
      <text:p text:style-name="P4"/>
      <text:p text:style-name="P4"><text:tab/>Flégentine se rend près de la frontière égyptienne pour ensevelir le seigneur de Charabel, Nabor et le géant Pharem, comme le lui a demandé Nascien.</text:p>
      <text:p text:style-name="P4"/>
      <text:p text:style-name="P3">(Ellipse)</text:p>
      <text:p text:style-name="P4"/>
      <text:p text:style-name="P4"><text:tab/>Flégentine meurt en Grande Bretagne, le même jour que Sarracinte et Nasc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15T11:57:50.321003148</meta:creation-date>
    <dc:date>2015-06-15T12:38:58.238509968</dc:date>
    <dc:creator>Gauthier </dc:creator>
    <meta:editing-duration>PT39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31" meta:character-count="821" meta:non-whitespace-character-count="693"/>
  </office:meta>
</office:document-meta>
</file>